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6.114cm" fo:min-width="5.864cm" fo:padding-top="0.15cm" fo:padding-bottom="0.15cm" fo:padding-left="0.275cm" fo:padding-right="0.275cm"/>
    </style:style>
    <style:style style:name="gr2" style:family="graphic" style:parent-style-name="standard">
      <style:graphic-properties svg:stroke-width="0.08cm" svg:stroke-color="#000000" draw:marker-start-width="0.33cm" draw:marker-end-width="0.33cm" draw:fill="none" draw:textarea-vertical-align="middle" draw:auto-grow-height="false" fo:min-height="7.5cm" fo:min-width="7.25cm" fo:padding-top="0.165cm" fo:padding-bottom="0.165cm" fo:padding-left="0.29cm" fo:padding-right="0.29cm" fo:wrap-option="wrap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6.75cm" fo:min-width="2cm"/>
    </style:style>
    <style:style style:name="gr4" style:family="graphic" style:parent-style-name="standard">
      <style:graphic-properties svg:stroke-width="0.08cm" svg:stroke-color="#000000" draw:marker-start-width="0.33cm" draw:marker-end-width="0.33cm" draw:fill="none" draw:textarea-horizontal-align="justify" draw:textarea-vertical-align="middle" draw:auto-grow-height="false" fo:min-height="3.872cm" fo:min-width="0.652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762cm" fo:min-width="0.512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3cm" svg:stroke-color="#000000" draw:marker-start-width="0.25cm" draw:marker-end="Linienspitzen_20_1" draw:marker-end-width="0.25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svg:stroke-width="0.05cm" svg:stroke-color="#000000" draw:marker-start-width="0.28cm" draw:marker-end-width="0.28cm" draw:fill="hatch" draw:fill-color="#ffffff" draw:fill-hatch-name="Red_20_90_20_Degrees_20_Crossed_20_1" draw:fill-hatch-solid="false" draw:textarea-horizontal-align="justify" draw:textarea-vertical-align="middle" draw:auto-grow-height="false" fo:min-height="6.45cm" fo:min-width="0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3cm" svg:stroke-color="#000000" draw:marker-start-width="0.25cm" draw:marker-end="Linienspitzen_20_2" draw:marker-end-width="0.35cm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2.5cm" fo:min-width="0.75cm" fo:padding-top="0.15cm" fo:padding-bottom="0.15cm" fo:padding-left="0.275cm" fo:padding-right="0.275cm"/>
    </style:style>
    <style:style style:name="gr15" style:family="graphic" style:parent-style-name="objectwithoutfill">
      <style:graphic-properties draw:stroke="solid" draw:stroke-dash="Double_20_Dash_20__28_Rounded_29_" svg:stroke-width="0.05cm" svg:stroke-color="#000000" draw:marker-start-width="0.28cm" draw:marker-end-width="0.28cm" svg:stroke-linecap="round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Double_20_Dash_20__28_Rounded_29_" svg:stroke-width="0.05cm" svg:stroke-color="#000000" draw:marker-start-width="0.28cm" draw:marker-end-width="0.28cm" svg:stroke-linecap="round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hatch" draw:fill-color="#ffffff" draw:fill-hatch-name="Red_20_90_20_Degrees_20_Crossed_20_1" draw:fill-hatch-solid="fals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9cm" svg:x="11.9cm" svg:y="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75cm" svg:height="7.75cm" svg:x="12.5cm" svg:y="2.05cm">
          <text:p/>
          <draw:enhanced-geometry draw:glue-point-type="segments" draw:type="mso-spt100" draw:modifiers="-120.945387454358 120.74625279262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draw:layer="layout" svg:width="2.5cm" svg:height="7cm" svg:x="14.4cm" svg:y="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cm" svg:height="5.9cm" svg:x="15.401cm" svg:y="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6.25cm" svg:y1="8.8cm" svg:x2="16.25cm" svg:y2="16.5cm">
          <text:p/>
        </draw:line>
        <draw:line draw:style-name="gr5" draw:text-style-name="P1" draw:layer="layout" svg:x1="16.3cm" svg:y1="15.35cm" svg:x2="2.8cm" svg:y2="15.35cm">
          <text:p/>
        </draw:line>
        <draw:line draw:style-name="gr5" draw:text-style-name="P1" draw:layer="layout" svg:x1="8.25cm" svg:y1="11.9cm" svg:x2="8.25cm" svg:y2="15.4cm">
          <text:p/>
        </draw:line>
        <draw:line draw:style-name="gr5" draw:text-style-name="P1" draw:layer="layout" svg:x1="8.25cm" svg:y1="5.95cm" svg:x2="8.25cm" svg:y2="11.35cm">
          <text:p/>
        </draw:line>
        <draw:line draw:style-name="gr6" draw:text-style-name="P1" draw:layer="layout" svg:x1="9.1cm" svg:y1="11.95cm" svg:x2="7.4cm" svg:y2="11.95cm">
          <text:p/>
        </draw:line>
        <draw:line draw:style-name="gr6" draw:text-style-name="P1" draw:layer="layout" svg:x1="9.1cm" svg:y1="11.35cm" svg:x2="7.4cm" svg:y2="11.35cm">
          <text:p/>
        </draw:line>
        <draw:line draw:style-name="gr5" draw:text-style-name="P1" draw:layer="layout" svg:x1="12.5cm" svg:y1="5.95cm" svg:x2="8.25cm" svg:y2="5.95cm">
          <text:p/>
        </draw:line>
        <draw:line draw:style-name="gr5" draw:text-style-name="P1" draw:layer="layout" svg:x1="8.25cm" svg:y1="8.75cm" svg:x2="2.8cm" svg:y2="8.75cm">
          <text:p/>
        </draw:line>
        <draw:line draw:style-name="gr5" draw:text-style-name="P1" draw:layer="layout" svg:x1="2.8cm" svg:y1="8.8cm" svg:x2="2.8cm" svg:y2="15.3cm">
          <text:p/>
        </draw:line>
        <draw:custom-shape draw:style-name="gr7" draw:text-style-name="P2" draw:layer="layout" svg:width="1.5cm" svg:height="1.5cm" svg:x="2.05cm" svg:y="10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3cm" svg:y1="12.2cm" svg:x2="3.3cm" svg:y2="11.2cm">
          <text:p/>
        </draw:line>
        <draw:g>
          <svg:title>TexMaths</svg:title>
          <svg:desc>18§latex§$U$§svg§600§TRUE§</svg:desc>
          <draw:g>
            <draw:path draw:style-name="gr9" draw:text-style-name="P3" draw:layer="layout" svg:width="0.435cm" svg:height="0.442cm" svg:x="3.848cm" svg:y="11.57cm" svg:viewBox="0 0 436 443" svg:d="M357 66c7-27 18-44 68-46 4 0 11 0 11-13-3-2 0-7-9-7-20 0-41 2-63 2-21 0-45-2-66-2-4 0-11 0-11 13 0 7 7 7 11 7 36 0 43 14 43 27 0 1-2 12-2 14-18 75-37 149-55 224-22 84-96 138-158 138-42 0-76-27-76-80 0-2 0-22 7-51 21-81 41-162 61-244 6-23 6-28 53-28 16 0 21 0 21-13 0-7-7-7-9-7-18 0-63 2-81 2s-63-2-80-2c-6 0-13 0-13 13 0 7 5 7 18 7 2 0 12 0 23 2 13 0 18 1 18 8 0 4-7 31-11 45-4 19-9 37-14 56-5 25-36 143-38 154-5 18-5 27-5 38 0 75 57 120 124 120 79 0 158-72 178-154 18-74 37-149 55-223z">
              <text:p/>
            </draw:path>
          </draw:g>
        </draw:g>
        <draw:g>
          <svg:title>TexMaths</svg:title>
          <svg:desc>18§latex§$C$§svg§600§TRUE§</svg:desc>
          <draw:g>
            <draw:path draw:style-name="gr9" draw:text-style-name="P3" draw:layer="layout" svg:width="0.444cm" svg:height="0.456cm" svg:x="6.549cm" svg:y="11.471cm" svg:viewBox="0 0 445 457" svg:d="M445 7c0-3-2-7-7-7-2 0-2 0-9 7-15 16-30 32-45 49-5-9-34-56-104-56-140 0-280 140-280 285 0 104 74 172 169 172 55 0 102-25 136-54 59-52 68-109 68-111 0-5-5-5-7-5-3 0-7 0-7 5-5 18-22 63-65 100-43 35-82 45-115 45-57 0-123-32-123-131 0-35 14-138 77-211 38-45 97-75 152-75 65 0 101 48 101 122 0 25-2 24-2 30s7 7 11 7c7 0 7-2 11-12 13-53 26-107 39-160z">
              <text:p/>
            </draw:path>
          </draw:g>
        </draw:g>
        <draw:frame draw:style-name="gr10" draw:text-style-name="P4" draw:layer="layout" svg:width="1cm" svg:height="0.962cm" svg:x="11cm" svg:y="5.05cm">
          <draw:text-box>
            <text:p>K</text:p>
          </draw:text-box>
        </draw:frame>
        <draw:frame draw:style-name="gr10" draw:text-style-name="P4" draw:layer="layout" svg:width="1cm" svg:height="0.962cm" svg:x="17.2cm" svg:y="5.05cm">
          <draw:text-box>
            <text:p>A</text:p>
          </draw:text-box>
        </draw:frame>
        <draw:line draw:style-name="gr5" draw:text-style-name="P1" draw:layer="layout" svg:x1="16.95cm" svg:y1="16.55cm" svg:x2="15.5cm" svg:y2="16.55cm">
          <text:p/>
        </draw:line>
        <draw:line draw:style-name="gr5" draw:text-style-name="P1" draw:layer="layout" svg:x1="16.75cm" svg:y1="16.85cm" svg:x2="15.7cm" svg:y2="16.85cm">
          <text:p/>
        </draw:line>
        <draw:line draw:style-name="gr5" draw:text-style-name="P1" draw:layer="layout" svg:x1="16.55cm" svg:y1="17.15cm" svg:x2="15.9cm" svg:y2="17.15cm">
          <text:p/>
        </draw:line>
        <draw:line draw:style-name="gr5" draw:text-style-name="P1" draw:layer="layout" svg:x1="16.35cm" svg:y1="17.45cm" svg:x2="16.1cm" svg:y2="17.45cm">
          <text:p/>
        </draw:line>
        <draw:custom-shape draw:style-name="gr11" draw:text-style-name="P5" draw:layer="layout" svg:width="0.45cm" svg:height="6.75cm" svg:x="22.9cm" svg:y="2.65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5.95cm" svg:y1="3.9cm" svg:x2="23.7cm" svg:y2="3.9cm">
          <text:p/>
        </draw:line>
        <draw:line draw:style-name="gr12" draw:text-style-name="P1" draw:layer="layout" svg:x1="25.958cm" svg:y1="4.7cm" svg:x2="23.708cm" svg:y2="4.7cm">
          <text:p/>
        </draw:line>
        <draw:line draw:style-name="gr12" draw:text-style-name="P1" draw:layer="layout" svg:x1="25.966cm" svg:y1="5.5cm" svg:x2="23.716cm" svg:y2="5.5cm">
          <text:p/>
        </draw:line>
        <draw:line draw:style-name="gr12" draw:text-style-name="P1" draw:layer="layout" svg:x1="25.974cm" svg:y1="6.3cm" svg:x2="23.724cm" svg:y2="6.3cm">
          <text:p/>
        </draw:line>
        <draw:line draw:style-name="gr12" draw:text-style-name="P1" draw:layer="layout" svg:x1="25.982cm" svg:y1="7.1cm" svg:x2="23.732cm" svg:y2="7.1cm">
          <text:p/>
        </draw:line>
        <draw:line draw:style-name="gr12" draw:text-style-name="P1" draw:layer="layout" svg:x1="25.99cm" svg:y1="7.9cm" svg:x2="23.74cm" svg:y2="7.9cm">
          <text:p/>
        </draw:line>
        <draw:line draw:style-name="gr12" draw:text-style-name="P1" draw:layer="layout" svg:x1="22.498cm" svg:y1="5.9cm" svg:x2="20.248cm" svg:y2="5.9cm">
          <text:p/>
        </draw:line>
        <draw:line draw:style-name="gr12" draw:text-style-name="P1" draw:layer="layout" svg:x1="22.506cm" svg:y1="5.1cm" svg:x2="20.256cm" svg:y2="5.1cm">
          <text:p/>
        </draw:line>
        <draw:line draw:style-name="gr12" draw:text-style-name="P1" draw:layer="layout" svg:x1="22.506cm" svg:y1="6.7cm" svg:x2="20.256cm" svg:y2="6.7cm">
          <text:p/>
        </draw:line>
        <draw:frame draw:style-name="gr10" draw:text-style-name="P4" draw:layer="layout" svg:width="2.25cm" svg:height="0.962cm" svg:x="22cm" svg:y="1.7cm">
          <draw:text-box>
            <text:p>Filter</text:p>
          </draw:text-box>
        </draw:frame>
        <draw:frame draw:style-name="gr10" draw:text-style-name="P4" draw:layer="layout" svg:width="3.55cm" svg:height="0.962cm" svg:x="14.5cm" svg:y="0.4cm">
          <draw:text-box>
            <text:p>Photozelle</text:p>
          </draw:text-box>
        </draw:frame>
        <draw:custom-shape draw:style-name="gr13" draw:text-style-name="P6" draw:layer="layout" svg:width="0.15cm" svg:height="0.15cm" svg:x="8.18cm" svg:y="8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15cm" svg:height="0.15cm" svg:x="8.181cm" svg:y="1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275cm" svg:y1="25.4cm" svg:x2="8.275cm" svg:y2="28.8cm">
          <text:p/>
        </draw:line>
        <draw:line draw:style-name="gr5" draw:text-style-name="P1" draw:layer="layout" svg:x1="8.275cm" svg:y1="22.25cm" svg:x2="2.825cm" svg:y2="22.25cm">
          <text:p/>
        </draw:line>
        <draw:line draw:style-name="gr5" draw:text-style-name="P1" draw:layer="layout" svg:x1="2.825cm" svg:y1="22.3cm" svg:x2="2.825cm" svg:y2="28.8cm">
          <text:p/>
        </draw:line>
        <draw:custom-shape draw:style-name="gr7" draw:text-style-name="P2" draw:layer="layout" svg:width="1.5cm" svg:height="1.5cm" svg:x="2.075cm" svg:y="24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325cm" svg:y1="25.7cm" svg:x2="3.325cm" svg:y2="24.7cm">
          <text:p/>
        </draw:line>
        <draw:custom-shape draw:style-name="gr13" draw:text-style-name="P6" draw:layer="layout" svg:width="0.15cm" svg:height="0.15cm" svg:x="8.205cm" svg:y="22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15cm" svg:height="0.15cm" svg:x="8.206cm" svg:y="28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375cm" svg:y1="28.85cm" svg:x2="2.825cm" svg:y2="28.85cm">
          <text:p/>
        </draw:line>
        <draw:custom-shape draw:style-name="gr14" draw:text-style-name="P7" draw:layer="layout" svg:width="1.25cm" svg:height="2.75cm" svg:x="7.65cm" svg:y="23.8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6.275cm" svg:y1="28.85cm" svg:x2="11.525cm" svg:y2="28.85cm">
          <text:p/>
        </draw:line>
        <draw:custom-shape draw:style-name="gr13" draw:text-style-name="P6" draw:layer="layout" svg:width="0.15cm" svg:height="0.15cm" svg:x="10.2cm" svg:y="28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15cm" svg:height="0.15cm" svg:x="11.4cm" svg:y="28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8§latex§$R=100\, \mathrm{M\Omega}$§svg§600§TRUE§</svg:desc>
          <draw:g>
            <draw:path draw:style-name="gr9" draw:text-style-name="P3" draw:layer="layout" svg:width="0.451cm" svg:height="0.442cm" svg:x="9.275cm" svg:y="24.99cm" svg:viewBox="0 0 452 443" svg:d="M212 43c4-14 6-21 18-23 6 0 25 0 38 0 45 0 115 0 115 61 0 21-11 64-34 89-18 16-50 36-108 36-23 0-47 0-70 0 14-54 27-109 41-163zM302 215c65-14 141-57 141-122 0-54-58-93-141-93-60 0-120 0-180 0-12 0-18 0-18 13 0 7 6 7 17 7 1 0 14 0 25 0 10 2 16 2 16 10 0 2 0 4-2 13-28 112-56 225-84 337-8 25-8 29-58 29-11 0-18 0-18 12 0 7 6 5 9 7 18 0 64-1 81-1s61 1 79 1c5 0 13 0 13-12 0-7-6-7-18-7-24 0-40 0-40-11 0-4 0-7 2-11 14-55 28-111 41-167 25 0 51 0 76 0 57 0 68 36 68 58 0 9-5 28-9 43-5 18-11 41-11 54 0 68 76 68 85 68 54 0 76-63 76-72s-5-6-8-9c-5 0-7 5-9 9-14 47-41 57-57 57-20 0-25-12-25-37 0-20 5-52 7-72 2-9 2-21 2-30 0-49-42-67-60-74z">
              <text:p/>
            </draw:path>
            <draw:path draw:style-name="gr9" draw:text-style-name="P3" draw:layer="layout" svg:width="0.418cm" svg:height="0.146cm" svg:x="9.946cm" svg:y="25.189cm" svg:viewBox="0 0 419 147" svg:d="M398 25c10 0 21 0 21-12 0-13-11-13-20-13-126 0-253 0-379 0-9 0-20 0-20 13 0 12 11 12 22 12 125 0 250 0 376 0zM399 147c9 0 20 0 20-13 0-12-11-12-21-12-126 0-251 0-376 0-11 0-22 0-22 12 0 13 11 13 20 13 126 0 253 0 379 0z">
              <text:p/>
            </draw:path>
            <draw:path draw:style-name="gr9" draw:text-style-name="P3" draw:layer="layout" svg:width="0.208cm" svg:height="0.417cm" svg:x="10.633cm" svg:y="25.001cm" svg:viewBox="0 0 209 418" svg:d="M130 16c0-16 0-16-15-16-39 39-95 39-115 39 0 7 0 14 0 20 13 0 50 0 83-16 0 109 0 217 0 326 0 22-2 29-60 29-6 0-13 0-19 0 0 6 0 13 0 20 21-2 77-2 102-2s81 0 103 2c0-7 0-14 0-20-7 0-14 0-20 0-58 0-59-6-59-29 0-117 0-235 0-353z">
              <text:p/>
            </draw:path>
            <draw:path draw:style-name="gr9" draw:text-style-name="P3" draw:layer="layout" svg:width="0.265cm" svg:height="0.431cm" svg:x="10.917cm" svg:y="25.001cm" svg:viewBox="0 0 266 432" svg:d="M266 217c0-50-3-101-25-147-29-61-81-70-108-70-38 0-84 16-110 73-19 45-23 94-23 144 0 46 4 104 29 152 27 50 74 63 104 63 34 0 83-13 110-74 20-43 23-91 23-141zM133 418c-25 0-63-15-74-76-7-37-7-95-7-132 0-42 0-83 6-117 12-73 59-80 75-80 20 0 63 12 74 73 7 36 7 84 7 124 0 46 0 89-7 129-9 61-45 79-74 79z">
              <text:p/>
            </draw:path>
            <draw:path draw:style-name="gr9" draw:text-style-name="P3" draw:layer="layout" svg:width="0.265cm" svg:height="0.431cm" svg:x="11.234cm" svg:y="25.001cm" svg:viewBox="0 0 266 432" svg:d="M266 217c0-50-3-101-25-147-31-61-81-70-108-70-38 0-84 16-110 73-21 45-23 94-23 144 0 46 2 104 29 152 27 50 72 63 102 63 34 0 83-13 112-74 20-43 23-91 23-141zM131 418c-23 0-61-15-72-76-7-37-7-95-7-132 0-42 0-83 6-117 10-73 59-80 73-80 22 0 63 12 76 73 5 36 5 84 5 124 0 46 0 89-5 129-11 61-47 79-76 79z">
              <text:p/>
            </draw:path>
            <draw:path draw:style-name="gr9" draw:text-style-name="P3" draw:layer="layout" svg:width="0.531cm" svg:height="0.427cm" svg:x="11.653cm" svg:y="24.99cm" svg:viewBox="0 0 532 428" svg:d="M130 13c-6-13-8-13-22-13-36 0-72 0-108 0 0 7 0 13 0 20 5 0 11 0 16 0 49 0 49 5 49 28 0 105 0 209 0 314 0 18 0 47-65 47 0 6 0 13 0 19 22 0 53-1 74-1 20 0 52 1 74 1 0-6 0-13 0-19-65 0-65-29-65-47 0-113 0-226 0-339 0 0 1 0 2 0 50 131 100 262 151 393 3 7 7 12 12 12 7 0 9-5 13-10 51-133 103-266 155-398 0 120 0 240 0 360 0 23 0 29-49 29-5 0-11 0-16 0 0 6 0 13 0 19 23-1 67-1 92-1 24 0 66 0 89 1 0-6 0-13 0-19-4 0-9 0-14 0-50 0-50-6-50-29 0-111 0-221 0-332 0-23 0-28 50-28 5 0 10 0 14 0 0-7 0-13 0-20-35 0-70 0-106 0-18 0-18 0-21 11-46 118-93 236-139 355-45-118-91-236-136-353z">
              <text:p/>
            </draw:path>
            <draw:path draw:style-name="gr9" draw:text-style-name="P3" draw:layer="layout" svg:width="0.398cm" svg:height="0.442cm" svg:x="12.238cm" svg:y="24.976cm" svg:viewBox="0 0 399 443" svg:d="M399 341c-5 0-10 0-16 0-3 17-5 32-11 46-3 11-5 14-41 14-17 0-34 0-50 0 7-34 27-64 55-105 29-45 56-88 56-138 0-88-86-158-192-158-108 0-193 72-193 158 0 50 25 93 56 138 27 41 47 71 56 105-17 0-34 0-51 0-36 0-37-3-41-14-5-14-9-30-13-46-4 0-9 0-14 0 7 34 13 68 20 102 33 0 67 0 101 0 14 0 16 0 16-13 0-45-20-100-34-140-13-36-31-86-31-132 0-101 70-144 128-144 59 0 127 45 127 144 0 46-18 95-36 145-9 27-30 84-30 127 0 13 2 13 18 13 33 0 66 0 99 0 7-34 14-68 21-102z">
              <text:p/>
            </draw:path>
          </draw:g>
        </draw:g>
        <draw:g>
          <svg:title>TexMaths</svg:title>
          <svg:desc>18§latex§$U$§svg§600§TRUE§</svg:desc>
          <draw:g>
            <draw:path draw:style-name="gr9" draw:text-style-name="P3" draw:layer="layout" svg:width="0.435cm" svg:height="0.442cm" svg:x="10.68cm" svg:y="28.65cm" svg:viewBox="0 0 436 443" svg:d="M357 66c7-27 18-44 68-46 4 0 11 0 11-13-3-2 0-7-9-7-20 0-41 2-63 2-21 0-45-2-66-2-4 0-11 0-11 13 0 7 7 7 11 7 36 0 43 14 43 27 0 1-2 12-2 14-18 75-37 149-55 224-22 84-96 138-158 138-42 0-76-27-76-80 0-2 0-22 7-51 21-81 41-162 61-244 6-23 6-28 53-28 16 0 21 0 21-13 0-7-7-7-9-7-18 0-63 2-81 2s-63-2-80-2c-6 0-13 0-13 13 0 7 5 7 18 7 2 0 12 0 23 2 13 0 18 1 18 8 0 4-7 31-11 45-4 19-9 37-14 56-5 25-36 143-38 154-5 18-5 27-5 38 0 75 57 120 124 120 79 0 158-72 178-154 18-74 37-149 55-223z">
              <text:p/>
            </draw:path>
          </draw:g>
        </draw:g>
        <draw:g>
          <svg:title>TexMaths</svg:title>
          <svg:desc>18§latex§$-$§svg§600§TRUE§</svg:desc>
          <draw:g>
            <draw:path draw:style-name="gr9" draw:text-style-name="P3" draw:layer="layout" svg:width="0.382cm" svg:height="0.024cm" svg:x="10.081cm" svg:y="28.321cm" svg:viewBox="0 0 383 25" svg:d="M362 25c11 0 21 0 21-13 0-12-10-12-21-12-114 0-227 0-341 0-10 0-21 0-21 12 0 13 11 13 21 13 114 0 227 0 341 0z">
              <text:p/>
            </draw:path>
          </draw:g>
        </draw:g>
        <draw:g>
          <svg:title>TexMaths</svg:title>
          <svg:desc>18§latex§$+$§svg§600§TRUE§</svg:desc>
          <draw:g>
            <draw:path draw:style-name="gr9" draw:text-style-name="P3" draw:layer="layout" svg:width="0.415cm" svg:height="0.417cm" svg:x="11.282cm" svg:y="28.122cm" svg:viewBox="0 0 416 418" svg:d="M221 221c58 0 116 0 174 0 9 0 21 1 21-11s-12-13-21-13c-58 0-116 0-174 0 0-58 0-117 0-175 0-9 0-22-13-22-12 0-12 13-12 22 0 58 0 117 0 175-59 0-118 0-176 0-9 0-20 1-20 13s11 11 20 11c58 0 117 0 176 0 0 58 0 117 0 175 0 9 0 22 12 22 13 0 13-13 13-22 0-58 0-117 0-175z">
              <text:p/>
            </draw:path>
          </draw:g>
        </draw:g>
        <draw:g>
          <svg:title>TexMaths</svg:title>
          <svg:desc>18§latex§$U=I_{\mathrm{Ph}}\,R$§svg§600§TRUE§</svg:desc>
          <draw:g>
            <draw:path draw:style-name="gr9" draw:text-style-name="P3" draw:layer="layout" svg:width="0.436cm" svg:height="0.442cm" svg:x="3.875cm" svg:y="24.973cm" svg:viewBox="0 0 437 443" svg:d="M358 66c7-25 18-44 68-46 4 0 11 0 11-13-2-2 0-7-7-7-22 0-43 2-65 2-21 0-45-2-66-2-4 0-11 0-11 13 0 7 5 7 11 7 36 0 43 14 43 27 0 1-2 12-2 14-19 75-38 150-58 224-21 85-93 139-156 139-43 0-77-27-77-81 0-2 0-22 7-50 20-82 41-163 61-245 5-21 7-28 54-28 16 0 20 0 20-13 0-7-6-7-8-7-17 0-64 2-80 2-20 0-63-2-83-2-4 0-11 0-11 13 0 7 5 7 16 7 2 0 15 0 25 2 11 0 17 1 17 9 0 3-8 30-11 44-4 19-9 37-13 56-7 25-36 144-39 154-4 18-4 29-4 38 0 75 58 120 124 120 79 0 157-71 178-154 19-74 37-148 56-223z">
              <text:p/>
            </draw:path>
            <draw:path draw:style-name="gr9" draw:text-style-name="P3" draw:layer="layout" svg:width="0.42cm" svg:height="0.146cm" svg:x="4.542cm" svg:y="25.172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9" draw:text-style-name="P3" draw:layer="layout" svg:width="0.292cm" svg:height="0.428cm" svg:x="5.195cm" svg:y="24.973cm" svg:viewBox="0 0 293 429" svg:d="M216 48c5-21 7-28 57-28 15 0 20 0 20-13 0-7-7-7-9-7-20 0-65 2-84 2-18 0-65-2-83-2-5 0-13 0-13 13 0 7 6 7 17 7 27 0 45 0 45 12 0 2 0 4-2 9-28 113-57 226-85 340-7 23-9 28-57 28-15 0-22 0-22 13 0 7 9 7 11 7 18 0 63-2 83-2 18 0 64 2 84 2 4 0 13 0 13-11 0-9-6-9-20-9-11 0-14 0-27 0-13-2-16-3-16-11 0-5 2-10 3-14 29-112 57-224 85-336z">
              <text:p/>
            </draw:path>
            <draw:path draw:style-name="gr9" draw:text-style-name="P3" draw:layer="layout" svg:width="0.281cm" svg:height="0.301cm" svg:x="5.478cm" svg:y="25.196cm" svg:viewBox="0 0 282 302" svg:d="M88 165c27 0 53 0 79 0 65 0 115-38 115-81 0-45-48-84-115-84-55 0-111 0-167 0 0 5 0 11 0 16 4 0 7 0 11 0 34 0 34 6 34 20 0 76 0 153 0 230 0 14 0 19-34 19-4 0-7 0-11 0 0 6 0 11 0 17 22-2 50-2 67-2 16 0 45 0 66 2 0-6 0-11 0-17-3 0-7 0-11 0-34 0-34-3-34-19 0-34 0-67 0-101zM157 16c73 0 79 41 79 68 0 18 0 67-79 67-24 0-47 0-71 0 0-39 0-78 0-117 0-14 0-18 22-18 16 0 32 0 49 0z">
              <text:p/>
            </draw:path>
            <draw:path draw:style-name="gr9" draw:text-style-name="P3" draw:layer="layout" svg:width="0.236cm" svg:height="0.304cm" svg:x="5.816cm" svg:y="25.192cm" svg:viewBox="0 0 237 305" svg:d="M203 172c0-39-18-61-66-61-40 0-61 24-70 40 0-50 0-101 0-151-23 1-45 2-67 4 0 5 0 10 0 16 29 0 32 3 32 25 0 75 0 149 0 224 0 20-3 20-32 20 0 5 0 11 0 16 17 0 31-2 50-2 17 0 47 2 51 2 0-5 0-11 0-16-29 0-33 0-33-20 0-26 0-52 0-79 0-45 36-66 65-66 31 0 36 23 36 47 0 32 0 65 0 98 0 20-5 20-34 20 0 5 0 11 0 16 2 0 32-2 50-2 16 0 47 2 52 2 0-5 0-11 0-16-28 0-34 0-34-20 0-32 0-64 0-97z">
              <text:p/>
            </draw:path>
            <draw:path draw:style-name="gr9" draw:text-style-name="P3" draw:layer="layout" svg:width="0.451cm" svg:height="0.442cm" svg:x="6.233cm" svg:y="24.973cm" svg:viewBox="0 0 452 443" svg:d="M210 43c4-14 8-21 18-23 6 0 27 0 40 0 45 0 115 0 115 63 0 21-11 63-36 88-17 17-50 37-106 37-23 0-47 0-70 0 13-55 26-110 39-165zM302 215c63-12 139-57 139-120 0-54-56-95-139-95-60 0-121 0-181 0-13 0-18 0-18 13 0 7 5 7 18 7 1 0 14 0 23 2 13 0 18 1 18 9 0 3 0 5-2 12-28 113-56 225-84 338-8 25-9 28-58 28-13 0-18 0-18 13 0 7 7 7 9 7 18 0 61-2 79-2s63 2 81 2c6 0 13 0 13-13 0-7-6-7-18-7-24 0-42 0-42-11 0-3 2-7 2-10 14-56 28-112 42-167 25 0 50 0 75 0 58 0 68 36 68 57 0 11-3 29-7 43-5 18-11 42-11 54 0 68 76 68 85 68 52 0 76-62 76-71 0-8-5-5-8-8-7 0-7 4-9 8-16 46-43 57-57 57-22 0-25-13-25-38 0-19 3-52 7-71 0-9 2-22 2-29 0-49-44-68-60-76z">
              <text:p/>
            </draw:path>
          </draw:g>
        </draw:g>
        <draw:line draw:style-name="gr5" draw:text-style-name="P1" draw:layer="layout" svg:x1="8.275cm" svg:y1="18.55cm" svg:x2="8.275cm" svg:y2="23.85cm">
          <text:p/>
        </draw:line>
        <draw:line draw:style-name="gr5" draw:text-style-name="P1" draw:layer="layout" svg:x1="10.7cm" svg:y1="18.55cm" svg:x2="8.25cm" svg:y2="18.55cm">
          <text:p/>
        </draw:line>
        <draw:custom-shape draw:style-name="gr13" draw:text-style-name="P6" draw:layer="layout" svg:width="0.15cm" svg:height="0.15cm" svg:x="16.182cm" svg:y="15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2.476cm" svg:y1="18.55cm" svg:x2="10.626cm" svg:y2="18.55cm">
          <text:p/>
        </draw:line>
        <draw:line draw:style-name="gr16" draw:text-style-name="P1" draw:layer="layout" svg:x1="16.25cm" svg:y1="25.025cm" svg:x2="16.25cm" svg:y2="23.075cm">
          <text:p/>
        </draw:line>
        <draw:line draw:style-name="gr5" draw:text-style-name="P1" draw:layer="layout" svg:x1="16.25cm" svg:y1="25.2cm" svg:x2="16.25cm" svg:y2="28.9cm">
          <text:p/>
        </draw:line>
        <draw:custom-shape draw:style-name="gr13" draw:text-style-name="P6" draw:layer="layout" svg:width="0.15cm" svg:height="0.15cm" svg:x="16.183cm" svg:y="28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.2cm" draw:rotation="450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4-10T13:54:38.483259752</dc:date>
    <meta:editing-duration>PT3H23M12S</meta:editing-duration>
    <meta:editing-cycles>44</meta:editing-cycles>
    <meta:generator>LibreOffice/7.3.7.2$Linux_X86_64 LibreOffice_project/30$Build-2</meta:generator>
    <meta:document-statistic meta:object-count="86"/>
  </office:meta>
</office:document-meta>
</file>